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fill="solid" draw:fill-color="#00dcff" draw:textarea-horizontal-align="center" draw:textarea-vertical-align="middle"/>
    </style:style>
    <style:style style:name="gr7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1.05cm"/>
    </style:style>
    <style:style style:name="gr8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1.55cm"/>
    </style:style>
    <style:style style:name="gr9" style:family="graphic" style:parent-style-name="standard">
      <style:graphic-properties svg:stroke-width="0.2cm" svg:stroke-color="#eb613d" draw:marker-start-width="0.9cm" draw:marker-end="Arrow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eb613d" draw:marker-start="Arrow" draw:marker-start-width="0.6cm" draw:marker-end="" draw:marker-end-width="0.6cm" svg:stroke-opacity="70%" draw:textarea-horizontal-align="right" draw:textarea-vertical-align="middle" fo:padding-top="0.225cm" fo:padding-bottom="0.225cm" fo:padding-left="0.35cm" fo:padding-right="0.35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subtitle">
      <style:graphic-properties draw:fill-color="#ffffff" draw:auto-grow-height="true" fo:min-height="8.569cm"/>
    </style:style>
    <style:style style:name="pr5" style:family="presentation" style:parent-style-name="lyt-cool-notes" style:list-style-name="L5">
      <style:graphic-properties draw:fill-color="#ffffff" draw:auto-grow-height="true" fo:min-height="11.411cm"/>
    </style:style>
    <style:style style:name="pr6" style:family="presentation" style:parent-style-name="lyt-cool-outline1">
      <style:graphic-properties draw:fill-color="#ffffff" draw:auto-grow-height="true" fo:min-height="7.069cm"/>
    </style:style>
    <style:style style:name="pr7" style:family="presentation" style:parent-style-name="lyt-cool-outline1">
      <style:graphic-properties draw:fill-color="#ffffff" draw:auto-grow-height="true" fo:min-height="5.069cm"/>
    </style:style>
    <style:style style:name="pr8" style:family="presentation" style:parent-style-name="lyt-cool-outline1">
      <style:graphic-properties draw:fill-color="#ffffff" draw:auto-grow-height="true" fo:min-height="3.662cm"/>
    </style:style>
    <style:style style:name="pr9" style:family="presentation" style:parent-style-name="lyt-cool-outline1">
      <style:graphic-properties draw:fill-color="#ffffff" draw:auto-grow-height="true" fo:min-height="5cm"/>
    </style:style>
    <style:style style:name="pr10" style:family="presentation" style:parent-style-name="lyt-cool-outline1">
      <style:graphic-properties draw:fill-color="#ffffff" draw:auto-grow-height="true" fo:min-height="3.069cm"/>
    </style:style>
    <style:style style:name="pr11" style:family="presentation" style:parent-style-name="lyt-cool-outline1">
      <style:graphic-properties draw:fill-color="#ffffff" draw:auto-grow-height="true" fo:min-height="1.569cm"/>
    </style:style>
    <style:style style:name="pr12" style:family="presentation" style:parent-style-name="lyt-cool-outline1">
      <style:graphic-properties draw:fill-color="#ffffff" draw:auto-grow-height="true" fo:min-height="2.069cm"/>
    </style:style>
    <style:style style:name="pr13" style:family="presentation" style:parent-style-name="lyt-cool-outline1">
      <style:graphic-properties draw:fill-color="#ffffff" draw:auto-grow-height="true" fo:min-height="8.5cm"/>
    </style:style>
    <style:style style:name="pr14" style:family="presentation" style:parent-style-name="lyt-cool-outline1">
      <style:graphic-properties draw:fill-color="#ffffff" draw:auto-grow-height="true" fo:min-height="2.7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align="start" text:enable-numbering="true" fo:text-indent="-0.6cm"/>
    </style:style>
    <style:style style:name="P6" style:family="paragraph">
      <style:paragraph-properties fo:margin-left="0.6cm" fo:margin-right="0cm" fo:text-align="start" text:enable-numbering="false" fo:text-indent="-0.6cm"/>
    </style:style>
    <style:style style:name="P7" style:family="paragraph">
      <style:paragraph-properties fo:margin-left="0.6cm" fo:margin-right="0cm" fo:text-align="center" text:enable-numbering="false" fo:text-indent="-0.6cm"/>
    </style:style>
    <style:style style:name="P8" style:family="paragraph">
      <style:paragraph-properties fo:margin-left="0.6cm" fo:margin-right="0cm" text:enable-numbering="true" fo:text-indent="-0.6cm"/>
      <style:text-properties fo:font-family="Albany" style:font-family-generic="swiss" fo:font-size="32pt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1.2cm" fo:margin-right="0cm" fo:text-align="start" fo:text-indent="-0.9cm"/>
      <style:text-properties fo:font-style="normal"/>
    </style:style>
    <style:style style:name="P12" style:family="paragraph">
      <style:paragraph-properties fo:margin-left="1.2cm" fo:margin-right="0cm" fo:text-indent="-0.9cm"/>
      <style:text-properties fo:font-size="24pt"/>
    </style:style>
    <style:style style:name="P13" style:family="paragraph">
      <style:paragraph-properties fo:margin-left="1.2cm" fo:margin-right="0cm" fo:text-align="center" text:enable-numbering="false" fo:text-indent="-0.9cm"/>
    </style:style>
    <style:style style:name="P14" style:family="paragraph">
      <style:paragraph-properties fo:margin-left="1.2cm" fo:margin-right="0cm" text:enable-numbering="false" fo:text-indent="-0.9cm"/>
      <style:text-properties fo:font-size="24pt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1.2cm" fo:margin-right="0cm" fo:text-indent="-0.9cm"/>
      <style:text-properties fo:font-size="32pt"/>
    </style:style>
    <style:style style:name="P17" style:family="paragraph">
      <style:paragraph-properties fo:margin-left="0cm" fo:margin-right="0cm" fo:text-indent="0cm"/>
      <style:text-properties fo:font-size="24pt"/>
    </style:style>
    <style:style style:name="P18" style:family="paragraph">
      <style:paragraph-properties fo:margin-left="2.4cm" fo:margin-right="0cm" fo:text-indent="-0.8cm"/>
    </style:style>
    <style:style style:name="P19" style:family="paragraph">
      <style:paragraph-properties fo:margin-left="1.2cm" fo:margin-right="0cm" fo:text-indent="-0.9cm"/>
      <style:text-properties fo:font-size="26pt"/>
    </style:style>
    <style:style style:name="P20" style:family="paragraph">
      <style:paragraph-properties fo:margin-left="2.4cm" fo:margin-right="0cm" fo:text-indent="-0.8cm"/>
      <style:text-properties fo:font-size="26pt"/>
    </style:style>
    <style:style style:name="P21" style:family="paragraph">
      <style:paragraph-properties fo:margin-left="0cm" fo:margin-right="0cm" fo:text-align="center" fo:text-indent="0cm"/>
      <style:text-properties fo:font-size="14pt" style:font-size-asian="18pt" style:font-size-complex="18pt"/>
    </style:style>
    <style:style style:name="P22" style:family="paragraph">
      <style:paragraph-properties fo:margin-left="0cm" fo:margin-right="0cm" fo:text-align="center" fo:text-indent="0cm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text-align="center" fo:text-indent="0cm"/>
      <style:text-properties fo:font-size="14pt"/>
    </style:style>
    <style:style style:name="P25" style:family="paragraph">
      <style:paragraph-properties fo:margin-left="2.4cm" fo:margin-right="0cm" text:enable-numbering="true" fo:text-indent="-0.8cm"/>
    </style:style>
    <style:style style:name="T1" style:family="text">
      <style:text-properties fo:font-size="40pt"/>
    </style:style>
    <style:style style:name="T2" style:family="text">
      <style:text-properties fo:font-style="italic"/>
    </style:style>
    <style:style style:name="T3" style:family="text">
      <style:text-properties fo:font-family="Albany" style:font-family-generic="swiss" fo:font-size="32pt" fo:font-style="italic" fo:font-weight="bold"/>
    </style:style>
    <style:style style:name="T4" style:family="text">
      <style:text-properties style:text-position="sub 58%" fo:font-family="Albany" style:font-family-generic="swiss" fo:font-size="32pt" fo:font-style="italic" fo:font-weight="bold" style:font-size-asian="24pt" style:font-size-complex="24pt"/>
    </style:style>
    <style:style style:name="T5" style:family="text">
      <style:text-properties fo:font-family="Albany" style:font-family-generic="swiss" fo:font-size="32pt" fo:font-style="italic"/>
    </style:style>
    <style:style style:name="T6" style:family="text">
      <style:text-properties fo:font-family="Albany" style:font-family-generic="swiss" fo:font-size="32pt"/>
    </style:style>
    <style:style style:name="T7" style:family="text">
      <style:text-properties style:text-position="super 58%" fo:font-family="Albany" style:font-family-generic="swiss" fo:font-size="32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8" style:family="text">
      <style:text-properties fo:font-style="italic" fo:font-weight="bold"/>
    </style:style>
    <style:style style:name="T9" style:family="text">
      <style:text-properties fo:font-style="normal" fo:font-weight="bold"/>
    </style:style>
    <style:style style:name="T10" style:family="text">
      <style:text-properties fo:font-style="normal" fo:font-weight="normal"/>
    </style:style>
    <style:style style:name="T11" style:family="text">
      <style:text-properties style:text-position="sub 58%" fo:font-size="32pt" fo:font-style="italic" fo:font-weight="bold" style:font-size-asian="24pt" style:font-size-complex="24pt"/>
    </style:style>
    <style:style style:name="T12" style:family="text">
      <style:text-properties style:text-position="sub 58%" fo:font-size="32pt" fo:font-style="normal" fo:font-weight="bold" style:font-size-asian="24pt" style:font-size-complex="24pt"/>
    </style:style>
    <style:style style:name="T13" style:family="text">
      <style:text-properties fo:font-style="normal"/>
    </style:style>
    <style:style style:name="T14" style:family="text">
      <style:text-properties style:text-position="sub 58%" fo:font-style="italic" fo:font-weight="bold"/>
    </style:style>
    <style:style style:name="T15" style:family="text">
      <style:text-properties fo:font-size="32pt" fo:font-style="italic" fo:font-weight="bold"/>
    </style:style>
    <style:style style:name="T16" style:family="text">
      <style:text-properties style:text-position="sub 58%" fo:font-size="32pt" fo:font-style="italic" fo:font-weight="bold"/>
    </style:style>
    <style:style style:name="T17" style:family="text">
      <style:text-properties style:text-position="0% 100%" fo:font-style="italic" fo:font-weight="bold"/>
    </style:style>
    <style:style style:name="T18" style:family="text">
      <style:text-properties style:text-position="0% 100%" fo:font-style="normal" fo:font-weight="normal"/>
    </style:style>
    <style:style style:name="T19" style:family="text">
      <style:text-properties fo:font-size="24pt"/>
    </style:style>
    <style:style style:name="T20" style:family="text">
      <style:text-properties fo:font-size="28pt"/>
    </style:style>
    <style:style style:name="T21" style:family="text">
      <style:text-properties fo:font-family="'Courier New'" style:font-family-generic="modern" style:font-pitch="fixed" fo:font-size="28pt"/>
    </style:style>
    <style:style style:name="T22" style:family="text">
      <style:text-properties fo:font-family="Albany" style:font-family-generic="swiss" fo:font-size="28pt"/>
    </style:style>
    <style:style style:name="T23" style:family="text">
      <style:text-properties fo:font-family="Albany" style:font-family-generic="swiss" fo:font-size="28pt" fo:font-weight="bold"/>
    </style:style>
    <style:style style:name="T24" style:family="text">
      <style:text-properties style:text-position="0% 100%" fo:font-family="Albany" style:font-family-generic="swiss" fo:font-size="28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5" style:family="text">
      <style:text-properties style:text-position="0% 100%" fo:font-family="Albany" style:font-family-generic="swiss" fo:font-size="28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6" style:family="text">
      <style:text-properties style:text-position="0% 100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7" style:family="text">
      <style:text-properties style:text-position="0% 100%" fo:font-family="Albany" style:font-family-generic="swiss" fo:font-size="32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8" style:family="text">
      <style:text-properties style:text-position="0% 100%" fo:font-family="Albany" style:font-family-generic="swiss" fo:font-size="32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9" style:family="text">
      <style:text-properties style:text-position="0% 100%" fo:font-family="Albany" style:font-family-generic="swiss" fo:font-size="32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0" style:family="text">
      <style:text-properties style:text-position="0% 100%" fo:font-family="Albany" style:font-family-generic="swiss" fo:font-size="32pt" fo:font-style="normal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1" style:family="text">
      <style:text-properties style:text-position="0% 100%" fo:font-family="Albany" style:font-family-generic="swiss" fo:font-size="32pt" fo:font-style="italic" fo:font-weight="normal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2" style:family="text">
      <style:text-properties style:text-position="0% 100%" fo:font-family="Albany" style:font-family-generic="swiss" fo:font-size="28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3" style:family="text">
      <style:text-properties style:text-position="0% 100%" fo:font-family="Albany" style:font-family-generic="swiss" fo:font-size="28pt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4" style:family="text">
      <style:text-properties style:text-position="0% 100%" fo:font-family="Albany" style:font-family-generic="swiss" fo:font-size="28pt" fo:font-style="italic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5" style:family="text">
      <style:text-properties style:text-position="super 58%" fo:font-family="Albany" style:font-family-generic="swiss" fo:font-size="28pt" fo:font-style="italic" fo:font-weight="bold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36" style:family="text">
      <style:text-properties fo:font-weight="bold"/>
    </style:style>
    <style:style style:name="T37" style:family="text">
      <style:text-properties fo:font-size="26pt"/>
    </style:style>
    <style:style style:name="T38" style:family="text">
      <style:text-properties fo:font-size="26pt" fo:font-style="italic"/>
    </style:style>
    <style:style style:name="T39" style:family="text">
      <style:text-properties fo:font-size="26pt" fo:font-style="normal"/>
    </style:style>
    <style:style style:name="T40" style:family="text">
      <style:text-properties fo:font-size="14pt"/>
    </style:style>
    <style:style style:name="T41" style:family="text">
      <style:text-properties style:text-underline-style="none"/>
    </style:style>
    <style:style style:name="T42" style:family="text">
      <style:text-properties fo:font-style="italic" style:text-underline-style="none"/>
    </style:style>
    <style:style style:name="T43" style:family="text">
      <style:text-properties fo:font-size="28pt" style:text-underline-style="none"/>
    </style:style>
    <style:style style:name="T44" style:family="text">
      <style:text-properties fo:font-family="'Courier New'" style:font-family-generic="modern" style:font-pitch="fixed" fo:font-size="28pt" style:text-underline-style="none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ME1: Measurement Equation</text:span><text:span text:style-name="T1"><text:line-break/></text:span><text:span text:style-name="T1">Of a (Polarized) Point Source</text:span></text:p>
          </draw:text-box>
        </draw:frame>
        <draw:frame presentation:style-name="pr2" draw:text-style-name="P3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3">Objectives:</text:p>
              </text:list-item>
            </text:list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4">Understanding the basic ME of a point source</text:p>
              </text:list-item>
            </text:list>
            <text:list text:style-name="L2">
              <text:list-item>
                <text:p text:style-name="P4">Understanding how the <text:span text:style-name="T2">implicit MEs</text:span> of legacy packages map to the full ME</text:p>
              </text:list-item>
            </text:list>
            <text:list text:style-name="L2">
              <text:list-item>
                <text:p text:style-name="P4">Understanding how an ME is implemented via MeqTrees</text:p>
              </text:list-item>
            </text:list>
            <text:list text:style-name="L2">
              <text:list-item>
                <text:p text:style-name="P4">Understanding how observational effects show up in the M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M.E. of a (polarized)<text:line-break/>point source</text:p>
          </draw:text-box>
        </draw:frame>
        <draw:frame presentation:style-name="pr4" draw:text-style-name="P8" draw:layer="layout" svg:width="26cm" svg:height="8.569cm" svg:x="2cm" svg:y="10.546cm" presentation:class="subtitle" presentation:user-transformed="true">
          <draw:text-box>
            <text:list text:style-name="L3">
              <text:list-item>
                <text:p text:style-name="P5"><text:span text:style-name="T3">V</text:span><text:span text:style-name="T4">pq</text:span><text:span text:style-name="T5">:</text:span><text:span text:style-name="T6"> </text:span><text:span text:style-name="T6"><text:tab/></text:span><text:span text:style-name="T6">visibility measured by ifr </text:span><text:span text:style-name="T5">p-q</text:span><text:span text:style-name="T6">.</text:span></text:p>
              </text:list-item>
            </text:list>
            <text:list text:style-name="L3">
              <text:list-item>
                <text:p text:style-name="P5"><text:span text:style-name="T3">J</text:span><text:span text:style-name="T4">p</text:span><text:span text:style-name="T6"> <text:s/></text:span><text:span text:style-name="T3">J</text:span><text:span text:style-name="T4">q</text:span><text:span text:style-name="T6">: </text:span><text:span text:style-name="T6"><text:tab/></text:span><text:span text:style-name="T5">Jones matrices</text:span><text:span text:style-name="T6"> of antennas </text:span><text:span text:style-name="T5">p, q</text:span><text:span text:style-name="T6">.</text:span></text:p>
              </text:list-item>
            </text:list>
            <text:list text:style-name="L3">
              <text:list-item>
                <text:p text:style-name="P5"><text:span text:style-name="T3">B</text:span><text:span text:style-name="T6">: </text:span><text:span text:style-name="T6"><text:tab/></text:span><text:span text:style-name="T6">brightness matrix of source.</text:span></text:p>
              </text:list-item>
            </text:list>
            <text:list text:style-name="L3">
              <text:list-item>
                <text:p text:style-name="P5"><text:span text:style-name="T7">†</text:span><text:span text:style-name="T6">: </text:span><text:span text:style-name="T6"><text:tab/></text:span><text:span text:style-name="T6"><text:tab/></text:span><text:span text:style-name="T6">complex conjugate &amp; transpose operator.</text:span></text:p>
              </text:list-item>
            </text:list>
            <text:list text:style-name="L3">
              <text:list-item>
                <text:p text:style-name="P6"><text:span text:style-name="T6"/></text:p>
              </text:list-item>
            </text:list>
            <text:list text:style-name="L3">
              <text:list-item>
                <text:p text:style-name="P7"><text:span text:style-name="T5">All terms are 2x2 complex matrices!</text:span></text:p>
              </text:list-item>
            </text:list>
          </draw:text-box>
        </draw:frame>
        <draw:frame draw:style-name="gr2" draw:layer="layout" svg:width="1.999cm" svg:height="0.999cm" svg:x="13.192cm" svg:y="10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9.523cm" svg:height="2.451cm" svg:x="10cm" svg:y="6.547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9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 other words...</text:p>
          </draw:text-box>
        </draw:frame>
        <draw:frame draw:style-name="gr2" draw:layer="layout" svg:width="21.238cm" svg:height="4.035cm" svg:x="3cm" svg:y="6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text-style-name="P11" draw:layer="layout" svg:width="23.912cm" svg:height="7.069cm" svg:x="2.058cm" svg:y="12cm" presentation:class="outline" presentation:user-transformed="true">
          <draw:text-box>
            <text:list text:style-name="L2">
              <text:list-item>
                <text:p text:style-name="P10"><text:span text:style-name="T8">B</text:span><text:span text:style-name="T9"> </text:span><text:span text:style-name="T10">describes the flux and polarization of the source.</text:span></text:p>
              </text:list-item>
            </text:list>
            <text:list text:style-name="L2">
              <text:list-item>
                <text:p text:style-name="P10"><text:span text:style-name="T8">J</text:span><text:span text:style-name="T11">p</text:span><text:span text:style-name="T12"> </text:span><text:span text:style-name="T13">represents all transmission effects along the signal propagation path associated with antenna </text:span><text:span text:style-name="T9">p</text:span><text:span text:style-name="T13">. <text:s/>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Jones' Anatomy</text:p>
          </draw:text-box>
        </draw:frame>
        <draw:frame presentation:style-name="pr2" draw:text-style-name="P4" draw:layer="layout" svg:width="23.912cm" svg:height="13.231cm" svg:x="1.958cm" svg:y="5.838cm" presentation:class="outline" presentation:user-transformed="true">
          <draw:text-box>
            <text:list text:style-name="L2">
              <text:list-item>
                <text:p text:style-name="P4"><text:s/><text:span text:style-name="T8">J</text:span><text:span text:style-name="T14">p</text:span> is “cumulative”: more effects correspond to additional multiplicative Jones terms.</text:p>
              </text:list-item>
            </text:list>
            <text:list text:style-name="L2">
              <text:list-item>
                <text:p text:style-name="P4">Therefore, the “total” <text:s/><text:span text:style-name="T15">J</text:span><text:span text:style-name="T16">p</text:span><text:span text:style-name="T14"> <text:s/></text:span>is a matrix product of Jones term corresponding to “individual” effects:<text:line-break/> <text:tab/> <text:s text:c="5"/><text:span text:style-name="T8">J</text:span><text:span text:style-name="T14">p <text:s/></text:span><text:span text:style-name="T17">= J</text:span><text:span text:style-name="T14">1,p <text:s/></text:span><text:span text:style-name="T17">J</text:span><text:span text:style-name="T14">2,p</text:span><text:span text:style-name="T17"> ... </text:span><text:span text:style-name="T14"><text:s/></text:span><text:span text:style-name="T17">J</text:span><text:span text:style-name="T14">n,p</text:span></text:p>
              </text:list-item>
            </text:list>
            <text:list text:style-name="L2">
              <text:list-item>
                <text:p text:style-name="P4"><text:span text:style-name="T18">The order of the </text:span><text:span text:style-name="T17">J</text:span><text:span text:style-name="T18"> terms corresponds to the physical order of the effects. In general, the terms don't commut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great?</text:p>
          </draw:text-box>
        </draw:frame>
        <draw:frame presentation:style-name="pr7" draw:text-style-name="P4" draw:layer="layout" svg:width="23.912cm" svg:height="5.069cm" svg:x="2cm" svg:y="13.931cm" presentation:class="outline" presentation:user-transformed="true">
          <draw:text-box>
            <text:list text:style-name="L2">
              <text:list-item>
                <text:p text:style-name="P4">A complete and mathematically elegant framework for describing signal propagation effects.</text:p>
              </text:list-item>
            </text:list>
            <text:list text:style-name="L2">
              <text:list-item>
                <text:p text:style-name="P4">Effortlessly incorporates polarization.</text:p>
              </text:list-item>
            </text:list>
          </draw:text-box>
        </draw:frame>
        <draw:frame draw:style-name="gr2" draw:layer="layout" svg:width="20.817cm" svg:height="5.579cm" svg:x="4cm" svg:y="6.918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y is this even greater?</text:p>
          </draw:text-box>
        </draw:frame>
        <draw:frame presentation:style-name="pr8" draw:text-style-name="P4" draw:layer="layout" svg:width="23.912cm" svg:height="3.662cm" svg:x="2.058cm" svg:y="5.838cm" presentation:class="outline" presentation:user-transformed="true">
          <draw:text-box>
            <text:list text:style-name="L2">
              <text:list-item>
                <text:p text:style-name="P4">Most effects have a very simple Jones representation:</text:p>
              </text:list-item>
            </text:list>
          </draw:text-box>
        </draw:frame>
        <draw:frame draw:style-name="gr2" draw:layer="layout" svg:width="1.999cm" svg:height="0.999cm" svg:x="13.027cm" svg:y="11.263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20.046cm" svg:height="10.055cm" svg:x="3.098cm" svg:y="9.5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Observing a point source<text:line-break/>with a perfect instrument</text:p>
          </draw:text-box>
        </draw:frame>
        <draw:frame presentation:style-name="pr9" draw:text-style-name="P12" draw:layer="layout" svg:width="23.912cm" svg:height="5cm" svg:x="2.5cm" svg:y="21.5cm" presentation:class="outline" presentation:placeholder="true" presentation:user-transformed="true">
          <draw:text-box/>
        </draw:frame>
        <draw:frame draw:style-name="gr2" draw:layer="layout" svg:width="0.2cm" svg:height="0.494cm" svg:x="12.963cm" svg:y="10.02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25.589cm" svg:height="14.471cm" svg:x="2cm" svg:y="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0" draw:text-style-name="P4" draw:layer="layout" svg:width="23.912cm" svg:height="3.069cm" svg:x="2cm" svg:y="22.431cm" presentation:class="outline" presentation:placeholder="true" presentation:user-transformed="true">
          <draw:text-box/>
        </draw:frame>
        <draw:frame draw:style-name="gr2" draw:layer="layout" svg:width="15.454cm" svg:height="12.851cm" svg:x="6cm" svg:y="6cm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(familiar?)<text:line-break/>scalar case</text:p>
          </draw:text-box>
        </draw:frame>
        <draw:frame presentation:style-name="pr11" draw:text-style-name="P14" draw:layer="layout" svg:width="23.912cm" svg:height="1.569cm" svg:x="2.5cm" svg:y="18.931cm" presentation:class="outline" presentation:user-transformed="true">
          <draw:text-box>
            <text:list text:style-name="L2">
              <text:list-item>
                <text:p text:style-name="P13"><text:span text:style-name="T19">(note that scalar matrices commute with everything)</text:span></text:p>
              </text:list-item>
            </text:list>
          </draw:text-box>
        </draw:frame>
        <draw:frame draw:style-name="gr2" draw:layer="layout" svg:width="23.181cm" svg:height="12.801cm" svg:x="3cm" svg:y="5.5cm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Matrix Multiplication</text:p>
          </draw:text-box>
        </draw:frame>
        <draw:frame presentation:style-name="pr12" draw:text-style-name="P15" draw:layer="layout" svg:width="23.912cm" svg:height="6.695cm" svg:x="2.5cm" svg:y="8cm" presentation:class="outline" presentation:user-transformed="true">
          <draw:text-box>
            <text:list text:style-name="L2">
              <text:list-item>
                <text:p text:style-name="P15"><text:span text:style-name="T20">See </text:span><text:span text:style-name="T21">Day2/ex1-predict-ps.py</text:span></text:p>
              </text:list-item>
            </text:list>
            <text:list text:style-name="L2">
              <text:list-item>
                <text:p text:style-name="P15"><text:span text:style-name="T22">The </text:span><text:span text:style-name="T23">MatrixMultiply</text:span><text:span text:style-name="T22"> node implements matrix multiplication.</text:span></text:p>
              </text:list-item>
            </text:list>
            <text:list text:style-name="L2">
              <text:list-item>
                <text:p text:style-name="P15"><text:span text:style-name="T24">We repeat this for all ifrs (all </text:span><text:span text:style-name="T25">p-q</text:span><text:span text:style-name="T24"> pairs).</text:span></text:p>
              </text:list-item>
            </text:list>
            <text:list text:style-name="L2">
              <text:list-item>
                <text:p text:style-name="P15"><text:span text:style-name="T24">A concession to the “real world”: we move the </text:span><text:span text:style-name="T25">1/n</text:span><text:span text:style-name="T24"> term over to </text:span><text:span text:style-name="T26">B</text:span><text:span text:style-name="T24">, this saves on calculations.</text:span></text:p>
              </text:list-item>
            </text:list>
          </draw:text-box>
        </draw:frame>
        <draw:frame draw:style-name="gr2" draw:layer="layout" svg:width="7.868cm" svg:height="1.806cm" svg:x="10cm" svg:y="5.694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18.52cm" svg:height="4.407cm" svg:x="7.491cm" svg:y="16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Creating a B Matrix</text:p>
          </draw:text-box>
        </draw:frame>
        <draw:frame presentation:style-name="pr12" draw:text-style-name="P16" draw:layer="layout" svg:width="23.912cm" svg:height="7.597cm" svg:x="2.588cm" svg:y="11.669cm" presentation:class="outline" presentation:user-transformed="true">
          <draw:text-box>
            <text:list text:style-name="L2">
              <text:list-item>
                <text:p text:style-name="P16"><text:span text:style-name="T27">The </text:span><text:span text:style-name="T28">Matrix22</text:span><text:span text:style-name="T27"> meta-node creates a matrix from four children (using the </text:span><text:span text:style-name="T28">Composer</text:span><text:span text:style-name="T27"> node).</text:span></text:p>
              </text:list-item>
            </text:list>
            <text:list text:style-name="L2">
              <text:list-item>
                <text:p text:style-name="P16"><text:span text:style-name="T29">IQUV</text:span><text:span text:style-name="T27"> are hardwired constants (for now)</text:span></text:p>
              </text:list-item>
            </text:list>
            <text:list text:style-name="L2">
              <text:list-item>
                <text:p text:style-name="P16"><text:span text:style-name="T27">The </text:span><text:span text:style-name="T28">ToComplex</text:span><text:span text:style-name="T27"> node makes </text:span><text:span text:style-name="T29">x+iy</text:span><text:span text:style-name="T30"> from </text:span><text:span text:style-name="T31">x</text:span><text:span text:style-name="T30"> and </text:span><text:span text:style-name="T31">y</text:span><text:span text:style-name="T30">.</text:span></text:p>
              </text:list-item>
            </text:list>
          </draw:text-box>
        </draw:frame>
        <draw:frame draw:style-name="gr2" draw:layer="layout" svg:width="11.65cm" svg:height="3.877cm" svg:x="8.5cm" svg:y="6.123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1" presentation:class="page"/>
          <draw:frame presentation:style-name="pr3" draw:text-style-name="P1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VisPhaseShift</text:p>
          </draw:text-box>
        </draw:frame>
        <draw:frame presentation:style-name="pr13" draw:text-style-name="P15" draw:layer="layout" svg:width="23.912cm" svg:height="8.5cm" svg:x="2.588cm" svg:y="9.5cm" presentation:class="outline" presentation:user-transformed="true">
          <draw:text-box>
            <text:list text:style-name="L2">
              <text:list-item>
                <text:p text:style-name="P15"><text:span text:style-name="T32">The </text:span><text:span text:style-name="T33">VisPhaseShift</text:span><text:span text:style-name="T32"> node computes the phase shift term above.</text:span></text:p>
              </text:list-item>
            </text:list>
            <text:list text:style-name="L2">
              <text:list-item>
                <text:p text:style-name="P15"><text:span text:style-name="T32">Takes two “vector” children for </text:span><text:span text:style-name="T34">(uvw)</text:span><text:span text:style-name="T32"> and </text:span><text:span text:style-name="T34">(lmn)</text:span><text:span text:style-name="T32">.</text:span></text:p>
              </text:list-item>
            </text:list>
            <text:list text:style-name="L2">
              <text:list-item>
                <text:p text:style-name="P15"><text:span text:style-name="T32">The </text:span><text:span text:style-name="T33">ConjTranspose</text:span><text:span text:style-name="T32"> meta-node implements “</text:span><text:span text:style-name="T35">†</text:span><text:span text:style-name="T24">”.</text:span></text:p>
              </text:list-item>
            </text:list>
            <text:list text:style-name="L2">
              <text:list-item>
                <text:p text:style-name="P15"><text:span text:style-name="T32">We can explicitly form up an </text:span><text:span text:style-name="T34">(l,m,n-1)</text:span><text:span text:style-name="T32"> vector using a </text:span><text:span text:style-name="T33">Composer</text:span><text:span text:style-name="T32"> node.</text:span></text:p>
              </text:list-item>
            </text:list>
            <text:list text:style-name="L2">
              <text:list-item>
                <text:p text:style-name="P15"><text:span text:style-name="T32">But where do we get the uvw's?</text:span></text:p>
              </text:list-item>
            </text:list>
          </draw:text-box>
        </draw:frame>
        <draw:frame draw:style-name="gr2" draw:layer="layout" svg:width="19.967cm" svg:height="2.177cm" svg:x="4.5cm" svg:y="6.323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2" presentation:class="page"/>
          <draw:frame presentation:style-name="pr3" draw:text-style-name="P1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Where do we get meta-data?</text:p>
          </draw:text-box>
        </draw:frame>
        <draw:frame presentation:style-name="pr2" draw:text-style-name="P4" draw:layer="layout" svg:width="23.912cm" svg:height="13.432cm" svg:x="2.088cm" svg:y="6.269cm" presentation:class="outline" presentation:user-transformed="true">
          <draw:text-box>
            <text:list text:style-name="L2">
              <text:list-item>
                <text:p text:style-name="P3"><text:span text:style-name="T13">Where do </text:span><text:span text:style-name="T2">uvw'</text:span><text:span text:style-name="T13">s come from?</text:span></text:p>
              </text:list-item>
            </text:list>
            <text:list text:style-name="L2">
              <text:list-item>
                <text:p text:style-name="P10"><text:span text:style-name="T2">uvw</text:span>'s can be computed by a <text:span text:style-name="T36">UVW</text:span> node.</text:p>
              </text:list-item>
            </text:list>
            <text:list text:style-name="L2">
              <text:list-item>
                <text:p text:style-name="P10">This requires antenna positions, time, and the phase centre RA/Dec:</text:p>
              </text:list-item>
            </text:list>
            <text:list text:style-name="L2">
              <text:list-item>
                <text:list>
                  <text:list-item>
                    <text:p text:style-name="P18">time: comes from the MS grid (via the reques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phase centre RA/Dec: from MS sub-tab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antenna positions: from MS sub-tables</text:p>
                  </text:list-item>
                </text:list>
              </text:list-item>
            </text:list>
            <text:list text:style-name="L2">
              <text:list-item>
                <text:p text:style-name="P4">Don't want to hard-code them, else our script will be tied to a particular MS.</text:p>
              </text:list-item>
            </text:list>
            <text:list text:style-name="L2">
              <text:list-item>
                <text:p text:style-name="P4">Need a way to get observational parameters from the MS and put them into the tre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Attaching an init-script</text:p>
          </draw:text-box>
        </draw:frame>
        <draw:frame presentation:style-name="pr2" draw:text-style-name="P19" draw:layer="layout" svg:width="25.5cm" svg:height="13.231cm" svg:x="1.5cm" svg:y="6.269cm" presentation:class="outline" presentation:user-transformed="true">
          <draw:text-box>
            <text:list text:style-name="L2">
              <text:list-item>
                <text:p text:style-name="P19"><text:span text:style-name="T37">An </text:span><text:span text:style-name="T38">init-script</text:span><text:span text:style-name="T37"> is a Python script that is executed </text:span><text:span text:style-name="T38">on the kernel side</text:span><text:span text:style-name="T37"> by the VisDataMux node. The script is specified as part of the I/O request.</text:span></text:p>
              </text:list-item>
            </text:list>
            <text:list text:style-name="L2">
              <text:list-item>
                <text:p text:style-name="P19"><text:span text:style-name="T37">It can provide a </text:span><text:span text:style-name="T38">MS header handler </text:span><text:span text:style-name="T39">(among other things).</text:span></text:p>
              </text:list-item>
            </text:list>
            <text:list text:style-name="L2">
              <text:list-item>
                <text:p text:style-name="P19"><text:span text:style-name="T39">The MS header contains all observational parameters.</text:span></text:p>
              </text:list-item>
            </text:list>
            <text:list text:style-name="L2">
              <text:list-item>
                <text:p text:style-name="P19"><text:span text:style-name="T37">The header handler puts their values into “placeholder” <text:s/>nodes (finding them by name).</text:span></text:p>
              </text:list-item>
            </text:list>
            <text:list text:style-name="L2">
              <text:list-item>
                <text:p text:style-name="P19"><text:span text:style-name="T37">The same script can be used for all trees, as long as <text:s/>placeholder nodes follow the same naming convention.</text:span></text:p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i.e. “ra0”, “dec0” for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“</text:span><text:span text:style-name="T37">x0”, “y0”, “z0” for array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37">“</text:span><text:span text:style-name="T37">x:</text:span><text:span text:style-name="T38">i</text:span><text:span text:style-name="T37">”, “y:</text:span><text:span text:style-name="T38">i</text:span><text:span text:style-name="T37">”, “z:</text:span><text:span text:style-name="T38">i</text:span><text:span text:style-name="T37">” for position of antenna #</text:span><text:span text:style-name="T38">i</text:span><text:span text:style-name="T37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4" presentation:class="page"/>
          <draw:frame presentation:style-name="pr3" draw:text-style-name="P1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Building a Tree:<text:line-break/>Writing the data</text:p>
          </draw:text-box>
        </draw:frame>
        <draw:frame presentation:style-name="pr14" draw:text-style-name="P19" draw:layer="layout" svg:width="25.5cm" svg:height="5.065cm" svg:x="1.5cm" svg:y="6.269cm" presentation:class="outline" presentation:user-transformed="true">
          <draw:text-box>
            <text:list text:style-name="L2">
              <text:list-item>
                <text:p text:style-name="P4"><text:span text:style-name="T36">VisTile</text:span> is an intermediate <text:span text:style-name="T2">uv</text:span> data layer (don't want to be locked into MSs forever...)</text:p>
              </text:list-item>
            </text:list>
            <text:list text:style-name="L2">
              <text:list-item>
                <text:p text:style-name="P4">The I/O record maps MS columns to VisTile</text:p>
              </text:list-item>
            </text:list>
            <text:list text:style-name="L2">
              <text:list-item>
                <text:p text:style-name="P4">Sinks &amp; Spigots map tile columns to trees</text:p>
              </text:list-item>
            </text:list>
          </draw:text-box>
        </draw:frame>
        <draw:g>
          <draw:rect draw:style-name="gr3" draw:text-style-name="P21" draw:layer="layout" svg:width="5.5cm" svg:height="1.5cm" draw:transform="rotate (1.5707963267946) translate (3cm 19.5cm)">
            <text:p text:style-name="P21">DATA</text:p>
          </draw:rect>
          <draw:rect draw:style-name="gr3" draw:text-style-name="P23" draw:layer="layout" svg:width="6cm" svg:height="1.5cm" svg:x="3cm" svg:y="12.5cm">
            <text:p text:style-name="P22">MS columns</text:p>
          </draw:rect>
          <draw:rect draw:style-name="gr3" draw:text-style-name="P21" draw:layer="layout" svg:width="5.5cm" svg:height="1.5cm" draw:transform="rotate (1.5707963267946) translate (4.5cm 19.5cm)">
            <text:p text:style-name="P21">MODEL_DATA</text:p>
          </draw:rect>
          <draw:rect draw:style-name="gr3" draw:text-style-name="P21" draw:layer="layout" svg:width="5.5cm" svg:height="1.5cm" draw:transform="rotate (1.5707963267946) translate (6cm 19.5cm)">
            <text:p text:style-name="P21">CORRECTED_DATA</text:p>
          </draw:rect>
          <draw:rect draw:style-name="gr4" draw:text-style-name="P21" draw:layer="layout" svg:width="5.5cm" svg:height="1.5cm" draw:transform="rotate (1.5707963267946) translate (7.5cm 19.5cm)">
            <text:p text:style-name="P21">??</text:p>
          </draw:rect>
        </draw:g>
        <draw:g>
          <draw:rect draw:style-name="gr5" draw:text-style-name="P22" draw:layer="layout" svg:width="4.5cm" svg:height="1.5cm" svg:x="12.5cm" svg:y="12.5cm">
            <text:p text:style-name="P22">VisTile</text:p>
          </draw:rect>
          <draw:rect draw:style-name="gr5" draw:text-style-name="P21" draw:layer="layout" svg:width="5.5cm" svg:height="1.5cm" draw:transform="rotate (1.5707963267946) translate (12.5cm 19.5cm)">
            <text:p text:style-name="P21">DATA</text:p>
          </draw:rect>
          <draw:rect draw:style-name="gr5" draw:text-style-name="P21" draw:layer="layout" svg:width="5.5cm" svg:height="1.5cm" draw:transform="rotate (1.5707963267946) translate (14cm 19.5cm)">
            <text:p text:style-name="P21">PREDICT</text:p>
          </draw:rect>
          <draw:rect draw:style-name="gr5" draw:text-style-name="P21" draw:layer="layout" svg:width="5.5cm" svg:height="1.5cm" draw:transform="rotate (1.5707963267946) translate (15.5cm 19.5cm)">
            <text:p text:style-name="P21">RESIDUALS</text:p>
          </draw:rect>
        </draw:g>
        <draw:rect draw:style-name="gr6" draw:text-style-name="P22" draw:layer="layout" svg:width="4.5cm" svg:height="1.5cm" svg:x="21cm" svg:y="13.5cm">
          <text:p text:style-name="P22">Spigot</text:p>
        </draw:rect>
        <draw:rect draw:style-name="gr6" draw:text-style-name="P22" draw:layer="layout" svg:width="4.5cm" svg:height="1.5cm" svg:x="21cm" svg:y="17cm">
          <text:p text:style-name="P22">Sink</text:p>
        </draw:rect>
        <draw:line draw:style-name="gr7" draw:text-style-name="P21" draw:layer="layout" svg:x1="3.5cm" svg:y1="15cm" svg:x2="13.5cm" svg:y2="15cm">
          <text:p text:style-name="P21">req.input</text:p>
        </draw:line>
        <draw:line draw:style-name="gr8" draw:text-style-name="P24" draw:layer="layout" svg:x1="5cm" svg:y1="18.5cm" svg:x2="14.5cm" svg:y2="18.5cm">
          <text:p text:style-name="P24"><text:span text:style-name="T40">req.output</text:span></text:p>
        </draw:line>
        <draw:line draw:style-name="gr9" draw:text-style-name="P24" draw:layer="layout" svg:x1="13.5cm" svg:y1="14.5cm" svg:x2="21cm" svg:y2="14.5cm">
          <text:p text:style-name="P24"><text:span text:style-name="T40">Spigot</text:span><text:span text:style-name="T40"><text:line-break/></text:span><text:span text:style-name="T40">init</text:span></text:p>
        </draw:line>
        <draw:line draw:style-name="gr10" draw:text-style-name="P24" draw:layer="layout" svg:x1="14.5cm" svg:y1="18cm" svg:x2="21cm" svg:y2="18cm">
          <text:p text:style-name="P24"><text:span text:style-name="T40">Sink</text:span><text:span text:style-name="T40"><text:line-break/></text:span><text:span text:style-name="T40">init</text:span></text:p>
        </draw:lin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5" presentation:class="page"/>
          <draw:frame presentation:style-name="pr3" draw:text-style-name="P1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Building a Tree:<text:line-break/>Ready!</text:p>
          </draw:text-box>
        </draw:frame>
        <draw:frame presentation:style-name="pr2" draw:text-style-name="P4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3"/>
              </text:list-item>
            </text:list>
            <text:list text:style-name="L2">
              <text:list-item>
                <text:p text:style-name="P10">Run the tree by selecting “test forest”</text:p>
              </text:list-item>
            </text:list>
            <text:list text:style-name="L2">
              <text:list-item>
                <text:p text:style-name="P10">Now we want to make an imag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6" presentation:class="page"/>
          <draw:frame presentation:style-name="pr3" draw:text-style-name="P1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TDL Jobs: <text:line-break/>Doing other useful stuff</text:p>
          </draw:text-box>
        </draw:frame>
        <draw:frame presentation:style-name="pr2" draw:text-style-name="P4" draw:layer="layout" svg:width="23.912cm" svg:height="13.231cm" svg:x="2.088cm" svg:y="6.269cm" presentation:class="outline" presentation:user-transformed="true">
          <draw:text-box>
            <text:list text:style-name="L2">
              <text:list-item>
                <text:p text:style-name="P10">_test_forest() is a “TDL job”.</text:p>
              </text:list-item>
            </text:list>
            <text:list text:style-name="L2">
              <text:list-item>
                <text:p text:style-name="P10">More jobs can be added by defining functions called <text:span text:style-name="T41">_tdl_job_</text:span><text:span text:style-name="T42">foo</text:span><text:span text:style-name="T41">(), all these will be automatically placed into the “Exec” menu.</text:span></text:p>
              </text:list-item>
            </text:list>
            <text:list text:style-name="L2">
              <text:list-item>
                <text:p text:style-name="P10"><text:span text:style-name="T41">Jobs can contain arbitrary Python code...</text:span></text:p>
              </text:list-item>
            </text:list>
            <text:list text:style-name="L2">
              <text:list-item>
                <text:list>
                  <text:list-item>
                    <text:p text:style-name="P25"><text:span text:style-name="T41">...including calling the shell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5"><text:span text:style-name="T41">...e.g. to run Glish and call the AIPS++ imager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43">See </text:span><text:span text:style-name="T44">Day2/ex2-predict-ps-image.py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7" presentation:class="page"/>
          <draw:frame presentation:style-name="pr3" draw:text-style-name="P17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Introducing gain errors</text:p>
          </draw:text-box>
        </draw:frame>
        <draw:frame presentation:style-name="pr12" draw:text-style-name="P4" draw:layer="layout" svg:width="23.912cm" svg:height="2.069cm" svg:x="2cm" svg:y="20.431cm" presentation:class="outline" presentation:placeholder="true" presentation:user-transformed="true">
          <draw:text-box/>
        </draw:frame>
        <draw:frame draw:style-name="gr2" draw:layer="layout" svg:width="11.009cm" svg:height="13.896cm" svg:x="7.991cm" svg:y="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 draw:page-number="1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990</meta:generator>
    <meta:creation-date>2006-09-15T16:37:37</meta:creation-date>
    <dc:date>2006-09-22T18:09:47</dc:date>
    <meta:print-date>2006-09-19T14:17:42</meta:print-date>
    <dc:language>en-US</dc:language>
    <meta:editing-cycles>25</meta:editing-cycles>
    <meta:editing-duration>P1DT14H15M51S</meta:editing-duration>
    <meta:user-defined meta:name="Info 1"/>
    <meta:user-defined meta:name="Info 2"/>
    <meta:user-defined meta:name="Info 3"/>
    <meta:user-defined meta:name="Info 4"/>
    <meta:document-statistic meta:object-count="120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ain:</math:mtext>
          <math:mi/>
          <math:mrow>
            <math:mstyle math:fontweight="bold">
              <math:mrow>
                <math:mi>G</math:mi>
              </math:mrow>
            </math:mstyle>
            <math:mo math:stretchy="false">=</math:mo>
            <math:mfenced math:open="" math:close="">
              <math:mtable>
                <math:mtr>
                  <math:mtd>
                    <math:msub>
                      <math:mi>g</math:mi>
                      <math:mi>x</math:mi>
                    </math:msub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b>
                      <math:mi>g</math:mi>
                      <math:mi>y</math:mi>
                    </math:msub>
                  </math:mtd>
                </math:mtr>
              </math:mtable>
            </math:mfenced>
          </math:mrow>
          <math:mi/>
          <math:mtext>phase delay</math:mtext>
          <math:mi>:</math:mi>
          <math:mi/>
          <math:mrow>
            <math:mfenced math:open="" math:close="">
              <math:mtable>
                <math:mtr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  <math:mtd>
                    <math:mn>0</math:mn>
                  </math:mtd>
                </math:mtr>
                <math:mtr>
                  <math:mtd>
                    <math:mn>0</math:mn>
                  </math:mtd>
                  <math:mtd>
                    <math:msup>
                      <math:mi>e</math:mi>
                      <math:mrow>
                        <math:mo math:stretchy="false">i</math:mo>
                        <math:mo math:stretchy="false"></math:mo>
                      </math:mrow>
                    </math:msup>
                  </math:mtd>
                </math:mtr>
              </math:mtable>
            </math:mfenced>
            <math:mo math:stretchy="false">≡</math:mo>
            <math:msup>
              <math:mi>e</math:mi>
              <math:mrow>
                <math:mo math:stretchy="false">i</math:mo>
                <math:mo math:stretchy="false"></math:mo>
              </math:mrow>
            </math:msup>
          </math:mrow>
        </math:mrow>
      </math:mtr>
      <math:mtr>
        <math:mrow>
          <math:mrow>
            <math:mtext>rotation</math:mtext>
            <math:mi>:</math:mi>
            <math:mi/>
            <math:mrow>
              <math:mfenced math:open="" math:close="">
                <math:mtable>
                  <math:mtr>
                    <math:mtd>
                      <math:mrow>
                        <math:mi>cos</math:mi>
                        <math:mo math:stretchy="false"></math:mo>
                      </math:mrow>
                    </math:mtd>
                    <math:mtd>
                      <math:mrow>
                        <math:mrow>
                          <math:mo math:stretchy="false">−</math:mo>
                          <math:mi>sin</math:mi>
                        </math:mrow>
                        <math:mo math:stretchy="false"></math:mo>
                      </math:mrow>
                    </math:mtd>
                  </math:mtr>
                  <math:mtr>
                    <math:mtd>
                      <math:mrow>
                        <math:mi>sin</math:mi>
                        <math:mo math:stretchy="false"></math:mo>
                      </math:mrow>
                    </math:mtd>
                    <math:mtd>
                      <math:mrow>
                        <math:mi>cos</math:mi>
                        <math:mo math:stretchy="false"></math:mo>
                      </math:mrow>
                    </math:mtd>
                  </math:mtr>
                </math:mtable>
              </math:mfenced>
              <math:mo math:stretchy="false">≡</math:mo>
              <math:mtext>Rot</math:mtext>
            </math:mrow>
            <math:mrow>
              <math:mo math:stretchy="false"></math:mo>
              <math:mo math:stretchy="false"></math:mo>
              <math:mo math:stretchy="false"></math:mo>
            </math:mrow>
          </math:mrow>
        </math:mrow>
      </math:mtr>
      <math:mtr>
        <math:mrow>
          <math:mo math:stretchy="false">[</math:mo>
          <math:mrow>
            <math:mi/>
            <math:mtext>e.g. Faraday rotation</math:mtext>
            <math:mi>:</math:mi>
            <math:mi/>
            <math:mrow>
              <math:mstyle math:fontweight="bold">
                <math:mrow>
                  <math:mi>F</math:mi>
                </math:mrow>
              </math:mstyle>
              <math:mo math:stretchy="false">=</math:mo>
              <math:mtext>Rot</math:mtext>
            </math:mrow>
            <math:mrow>
              <math:mo math:stretchy="false"></math:mo>
              <math:mfrac>
                <math:mtext>RM</math:mtext>
                <math:msup>
                  <math:mo math:stretchy="false"></math:mo>
                  <math:mn>2</math:mn>
                </math:msup>
              </math:mfrac>
              <math:mo math:stretchy="false"></math:mo>
            </math:mrow>
            <math:mi/>
          </math:mrow>
          <math:mo math:stretchy="false">]</math:mo>
        </math:mrow>
      </math:mtr>
      <math:mtr>
        <math:mrow>
          <math:mrow>
            <math:mtext>receptor cross-leakage</math:mtext>
            <math:mi>:</math:mi>
            <math:mi/>
            <math:mrow>
              <math:mstyle math:fontweight="bold">
                <math:mrow>
                  <math:mi>D</math:mi>
                </math:mrow>
              </math:mstyle>
              <math:mo math:stretchy="false">=</math:mo>
              <math:mfenced math:open="" math:close="">
                <math:mtable>
                  <math:mtr>
                    <math:mtd>
                      <math:mn>1</math:mn>
                    </math:mtd>
                    <math:mtd>
                      <math:msub>
                        <math:mi>d</math:mi>
                        <math:mi math:fontstyle="italic">xy</math:mi>
                      </math:msub>
                    </math:mtd>
                  </math:mtr>
                  <math:mtr>
                    <math:mtd>
                      <math:msub>
                        <math:mi>d</math:mi>
                        <math:mi math:fontstyle="italic">yx</math:mi>
                      </math:msub>
                    </math:mtd>
                    <math:mtd>
                      <math:mn>1</math:mn>
                    </math:mtd>
                  </math:mtr>
                </math:mtable>
              </math:mfenced>
            </math:mrow>
          </math:mrow>
        </math:mrow>
      </math:mtr>
    </math:mtable>
    <math:annotation math:encoding="StarMath 5.0">"gain:" ~ bold G =left ( matrix{g_x # 0 ## 0 # g_y} right ) ~~~~ 
"phase delay": ~ left ( matrix{e^{%i %phi} # 0 ## 0 # e^{%i %phi}} right ) equiv e^{%i %phi} newline
alignc "rotation": ~ left ( matrix{ cos %gamma # -sin %gamma ## sin %gamma # cos%gamma } right ) equiv "Rot"(%gamma) newline
[ ~ "e.g. Faraday rotation": ~ bold F = "Rot"("RM" over %nu^2) ~ ] newline 
alignc "receptor cross-leakage": ~ bold D = left ( matrix{1 # d_{xy} ## d_{yx} # 1} right )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ub>
            <math:mstyle math:fontweight="bold">
              <math:mrow>
                <math:mi>K</math:mi>
              </math:mrow>
            </math:mstyle>
            <math:mi>p</math:mi>
          </math:msub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/>
      <math:mtr>
        <math:mrow>
          <math:msub>
            <math:mstyle math:fontweight="bold">
              <math:mrow>
                <math:mi>G</math:mi>
              </math:mrow>
            </math:mstyle>
            <math:mi>p</math:mi>
          </math:msub>
          <math:mo math:stretchy="false">=</math:mo>
          <math:mfenced math:open="" math:close="">
            <math:mtable>
              <math:mtr>
                <math:mtd>
                  <math:msub>
                    <math:mi>g</math:mi>
                    <math:mrow>
                      <math:mi>x</math:mi>
                      <math:mi>,</math:mi>
                      <math:mi>p</math:mi>
                    </math:mrow>
                  </math:msub>
                </math:mtd>
                <math:mtd>
                  <math:mn>0</math:mn>
                </math:mtd>
              </math:mtr>
              <math:mtr>
                <math:mtd>
                  <math:mn>0</math:mn>
                </math:mtd>
                <math:mtd>
                  <math:msub>
                    <math:mi>g</math:mi>
                    <math:mrow>
                      <math:mi>y</math:mi>
                      <math:mi>,</math:mi>
                      <math:mi>p</math:mi>
                    </math:mrow>
                  </math:msub>
                </math:mtd>
              </math:mtr>
            </math:mtable>
          </math:mfenced>
        </math:mrow>
      </math:mtr>
      <math:mtr/>
      <math:mtr>
        <math:mrow>
          <math:mstyle math:fontsize="24pt">
            <math:mrow>
              <math:mtext>or in scalar form: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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i>I</math:mi>
                      <math:mo math:stretchy="false">−</math:mo>
                      <math:mi>Q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xy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−</math:mo>
                        <math:mo math:stretchy="false">i</math:mo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x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y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i>v</math:mi>
                    <math:mrow>
                      <math:mi math:fontstyle="italic">yx</math:mi>
                      <math:mi>,</math:mi>
                      <math:mi math:fontstyle="italic">pq</math:mi>
                    </math:mrow>
                  </math:msub>
                  <math:mo math:stretchy="false">=</math:mo>
                  <math:mrow>
                    <math:mo math:stretchy="false"></math:mo>
                    <math:mrow>
                      <math:mrow>
                        <math:mi>U</math:mi>
                        <math:mo math:stretchy="false"></math:mo>
                        <math:mi>i</math:mi>
                      </math:mrow>
                      <math:mi>V</math:mi>
                    </math:mrow>
                    <math:mo math:stretchy="false"></math:mo>
                  </math:mrow>
                </math:mrow>
                <math:msub>
                  <math:mi>g</math:mi>
                  <math:mrow>
                    <math:mi>y</math:mi>
                    <math:mi>,</math:mi>
                    <math:mi>p</math:mi>
                  </math:mrow>
                </math:msub>
                <math:msub>
                  <math:mover math:accent="true">
                    <math:mi>g</math:mi>
                    <math:mo math:stretchy="false"></math:mo>
                  </math:mover>
                  <math:mrow>
                    <math:mi>x</math:mi>
                    <math:mi>,</math:mi>
                    <math:mi>q</math:mi>
                  </math:mrow>
                </math:msub>
                <math:msup>
                  <math:mi>e</math:mi>
                  <math:mrow>
                    <math:mo math:stretchy="false">i</math:mo>
                    <math:msub>
                      <math:mo math:stretchy="false"></math:mo>
                      <math:mi math:fontstyle="italic">pq</math:mi>
                    </math:msub>
                  </math:mrow>
                </math:msup>
              </math:mrow>
            </math:mrow>
          </math:mstyle>
        </math:mrow>
      </math:mtr>
    </math:mtable>
    <math:annotation math:encoding="StarMath 5.0">{bold V}_pq = {bold G}_p{bold K}_p {bold B} {bold K}^{ %dagger }_q {bold G}^{ %dagger }_q newline newline
{bold G}_p = left ( matrix{g_{x,p} # 0 ## 0 # g_{y,p} } right ) newline newline
alignc size 24 "or in scalar form:" newline
alignl size 24 { v_{xx,pq} = (I+Q) g_{x,p}{bar g}_{x,q}e^{%i %phi_{pq}} } newline 
alignl size 24 { v_{yy,pq} = (I-Q) g_{y,p}{bar g}_{y,q}e^{%i %phi_{pq}} } newline 
alignl size 24 { v_{xy,pq} = (U-%i V) g_{x,p}{bar g}_{y,q}e^{%i %phi_{pq}} } newline 
alignl size 24 { v_{yx,pq} = (U+i V) g_{y,p}{bar g}_{x,q}e^{%i %phi_{pq}} }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K</math:mi>
          </math:mrow>
        </math:mstyle>
        <math:mi>q</math:mi>
        <math:mo math:stretchy="false">†</math:mo>
      </math:msubsup>
    </math:mrow>
    <math:annotation math:encoding="StarMath 5.0">{bold V}_pq = {bold K}_p {bold B} {bold K}^{ %dagger }_q 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so what we really implement is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text> with </math:mtext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i>exp</math:mi>
              </math:mrow>
              <math:mrow>
                <math:mo math:stretchy="false"></math:mo>
                <math:mrow>
                  <math:mrow>
                    <math:mo math:stretchy="false">−</math:mo>
                    <math:mfrac>
                      <math:mrow>
                        <math:mn>2</math:mn>
                        <math:mo math:stretchy="false"></math:mo>
                        <math:mo math:stretchy="false">i</math:mo>
                      </math:mrow>
                      <math:mo math:stretchy="false"></math:mo>
                    </math:mfrac>
                  </math:mrow>
                  <math:mrow>
                    <math:mo math:stretchy="false"></math:mo>
                    <math:mrow>
                      <math:msub>
                        <math:mi>u</math:mi>
                        <math:mi>p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>p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>p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 "so what we really implement is " {bold V}_pq = {bold K}_p {bold B}over %n {bold K}^{ %dagger }_q } newline 
size 24 { " with " {bold K}_p =  exp ( - {{2%pi%i} over %lambda} (u_p %l + v_p %m + w_p (%n-1)) ) }

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B</math:mi>
        </math:mrow>
      </math:mstyle>
      <math:mo math:stretchy="false">=</math:mo>
      <math:mfenced math:open="" math:close="">
        <math:mtable>
          <math:mtr>
            <math:mtd>
              <math:mrow>
                <math:mi>I</math:mi>
                <math:mo math:stretchy="false"></math:mo>
                <math:mi>Q</math:mi>
              </math:mrow>
            </math:mtd>
            <math:mtd>
              <math:mrow>
                <math:mrow>
                  <math:mi>U</math:mi>
                  <math:mo math:stretchy="false">−</math:mo>
                  <math:mo math:stretchy="false">i</math:mo>
                </math:mrow>
                <math:mi>V</math:mi>
              </math:mrow>
            </math:mtd>
          </math:mtr>
          <math:mtr>
            <math:mtd>
              <math:mrow>
                <math:mrow>
                  <math:mi>U</math:mi>
                  <math:mo math:stretchy="false"></math:mo>
                  <math:mo math:stretchy="false">i</math:mo>
                </math:mrow>
                <math:mi>V</math:mi>
              </math:mrow>
            </math:mtd>
            <math:mtd>
              <math:mrow>
                <math:mi>I</math:mi>
                <math:mo math:stretchy="false">−</math:mo>
                <math:mi>Q</math:mi>
              </math:mrow>
            </math:mtd>
          </math:mtr>
        </math:mtable>
      </math:mfenced>
    </math:mrow>
    <math:annotation math:encoding="StarMath 5.0">bold B = left ( matrix{I+Q # U- %i V ## U + %i V # I-Q} right )
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o math:stretchy="false"></math:mo>
          <math:mrow>
            <math:mrow>
              <math:mo math:stretchy="false"></math:mo>
              <math:mrow>
                <math:mi>u</math:mi>
                <math:mi>,</math:mi>
                <math:mi>v</math:mi>
                <math:mi>,</math:mi>
                <math:mi>w</math:mi>
                <math:mi>,</math:mi>
                <math:mo math:stretchy="false">l</math:mo>
                <math:mi>,</math:mi>
                <math:mo math:stretchy="false">m</math:mo>
                <math:mi>,</math:mi>
                <math:mo math:stretchy="false">n</math:mo>
                <math:mi>;</math:mi>
                <math:mo math:stretchy="false"></math:mo>
              </math:mrow>
              <math:mo math:stretchy="false"></math:mo>
            </math:mrow>
            <math:mo math:stretchy="false">=</math:mo>
            <math:mi>exp</math:mi>
          </math:mrow>
          <math:mrow>
            <math:mo math:stretchy="false"></math:mo>
            <math:mrow>
              <math:mrow>
                <math:mo math:stretchy="false">−</math:mo>
                <math:mfrac>
                  <math:mrow>
                    <math:mn>2</math:mn>
                    <math:mo math:stretchy="false"></math:mo>
                    <math:mo math:stretchy="false">i</math:mo>
                    <math:mo math:stretchy="false"></math:mo>
                  </math:mrow>
                  <math:mi>c</math:mi>
                </math:mfrac>
              </math:mrow>
              <math:mrow>
                <math:mo math:stretchy="false"></math:mo>
                <math:mrow>
                  <math:mi>u</math:mi>
                  <math:mrow>
                    <math:mo math:stretchy="false">l</math:mo>
                    <math:mo math:stretchy="false"></math:mo>
                    <math:mi>v</math:mi>
                  </math:mrow>
                  <math:mrow>
                    <math:mo math:stretchy="false">n</math:mo>
                    <math:mo math:stretchy="false"></math:mo>
                    <math:mi>w</math:mi>
                  </math:mrow>
                  <math:mo math:stretchy="false">n</math:mo>
                </math:mrow>
                <math:mo math:stretchy="false"></math:mo>
              </math:mrow>
            </math:mrow>
            <math:mo math:stretchy="false"></math:mo>
          </math:mrow>
        </math:mrow>
      </math:mrow>
    </math:mstyle>
    <math:annotation math:encoding="StarMath 5.0">size 24 { %PHI(u,v,w,%l,%m,%n;%nu) = exp(-{{2%pi%i%nu} over c}(u%l+v%n+w%n)) }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J</math:mi>
            </math:mrow>
          </math:mstyle>
          <math:mi>p</math:mi>
        </math:msub>
      </math:mrow>
      <math:mstyle math:fontweight="bold">
        <math:mrow>
          <math:mi>B</math:mi>
        </math:mrow>
      </math:mstyle>
      <math:msubsup>
        <math:mstyle math:fontweight="bold">
          <math:mrow>
            <math:mi>J</math:mi>
          </math:mrow>
        </math:mstyle>
        <math:mi>q</math:mi>
        <math:mo math:stretchy="false">†</math:mo>
      </math:msubsup>
    </math:mrow>
    <math:annotation math:encoding="StarMath 5.0">{bold V}_{pq} = {bold J}_p bold B {bold J}^{ %dagger }_q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" math:close="">
          <math:mtable>
            <math:mtr>
              <math:mtd>
                <math:mi math:fontstyle="italic">XX</math:mi>
              </math:mtd>
              <math:mtd>
                <math:mi math:fontstyle="italic">XY</math:mi>
              </math:mtd>
            </math:mtr>
            <math:mtr>
              <math:mtd>
                <math:mi math:fontstyle="italic">YX</math:mi>
              </math:mtd>
              <math:mtd>
                <math:mi math:fontstyle="italic">YY</math:mi>
              </math:mtd>
            </math:mtr>
          </math:mtable>
        </math:mfenced>
        <math:mo math:stretchy="false">=</math:mo>
        <math:mover>
          <math:mover math:accent="true">
            <math:mfenced math:open="" math:close="">
              <math:mtable>
                <math:mtr>
                  <math:mtd>
                    <math:msub>
                      <math:mi>j</math:mi>
                      <math:mrow>
                        <math:mi math:fontstyle="italic">x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x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  <math:mtr>
                  <math:mtd>
                    <math:msub>
                      <math:mi>j</math:mi>
                      <math:mrow>
                        <math:mi math:fontstyle="italic">yx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  <math:mtd>
                    <math:msub>
                      <math:mi>j</math:mi>
                      <math:mrow>
                        <math:mi math:fontstyle="italic">yy</math:mi>
                        <math:mrow>
                          <math:mo math:stretchy="false"></math:mo>
                          <math:mi>p</math:mi>
                          <math:mo math:stretchy="false"></math:mo>
                        </math:mrow>
                      </math:mrow>
                    </math:msub>
                  </math:mtd>
                </math:mtr>
              </math:mtable>
            </math:mfenced>
            <math:mo math:stretchy="false"></math:mo>
          </math:mover>
          <math:msub>
            <math:mstyle math:fontsize="24pt">
              <math:mrow>
                <math:mstyle math:fontweight="bold">
                  <math:mrow>
                    <math:mi>J</math:mi>
                  </math:mrow>
                </math:mstyle>
              </math:mrow>
            </math:mstyle>
            <math:mi>p</math:mi>
          </math:msub>
        </math:mover>
      </math:mrow>
      <math:mover>
        <math:mover math:accent="true">
          <math:mfenced math:open="" math:close="">
            <math:mtable>
              <math:mtr>
                <math:mtd>
                  <math:mrow>
                    <math:mi>I</math:mi>
                    <math:mo math:stretchy="false"></math:mo>
                    <math:mi>Q</math:mi>
                  </math:mrow>
                </math:mtd>
                <math:mtd>
                  <math:mrow>
                    <math:mrow>
                      <math:mi>U</math:mi>
                      <math:mo math:stretchy="false">−</math:mo>
                      <math:mo math:stretchy="false">i</math:mo>
                    </math:mrow>
                    <math:mi>V</math:mi>
                  </math:mrow>
                </math:mtd>
              </math:mtr>
              <math:mtr>
                <math:mtd>
                  <math:mrow>
                    <math:mrow>
                      <math:mi>U</math:mi>
                      <math:mo math:stretchy="false"></math:mo>
                      <math:mo math:stretchy="false">i</math:mo>
                    </math:mrow>
                    <math:mi>V</math:mi>
                  </math:mrow>
                </math:mtd>
                <math:mtd>
                  <math:mrow>
                    <math:mi>I</math:mi>
                    <math:mo math:stretchy="false">−</math:mo>
                    <math:mi>Q</math:mi>
                  </math:mrow>
                </math:mtd>
              </math:mtr>
            </math:mtable>
          </math:mfenced>
          <math:mo math:stretchy="false"></math:mo>
        </math:mover>
        <math:mstyle math:fontsize="24pt">
          <math:mrow>
            <math:mstyle math:fontweight="bold">
              <math:mrow>
                <math:mi>B</math:mi>
              </math:mrow>
            </math:mstyle>
          </math:mrow>
        </math:mstyle>
      </math:mover>
      <math:mover>
        <math:mover math:accent="true">
          <math:mfenced math:open="" math:close="">
            <math:mtable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x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</math:mtr>
              <math:mtr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xy</math:mi>
                      <math:mrow>
                        <math:mo math:stretchy="false"></math:mo>
                        <math:mi>q</math:mi>
                        <math:mo math:stretchy="false"></math:mo>
                      </math:mrow>
                    </math:mrow>
                  </math:msub>
                </math:mtd>
                <math:mtd>
                  <math:msub>
                    <math:mover math:accent="true">
                      <math:mi>j</math:mi>
                      <math:mo math:stretchy="false"></math:mo>
                    </math:mover>
                    <math:mrow>
                      <math:mi math:fontstyle="italic">yy</math:mi>
                      <math:mrow>
                        <math:mo math:stretchy="false"></math:mo>
                        <math:mi>l</math:mi>
                        <math:mo math:stretchy="false"></math:mo>
                      </math:mrow>
                    </math:mrow>
                  </math:msub>
                </math:mtd>
              </math:mtr>
            </math:mtable>
          </math:mfenced>
          <math:mo math:stretchy="false"></math:mo>
        </math:mover>
        <math:msubsup>
          <math:mstyle math:fontsize="24pt">
            <math:mrow>
              <math:mstyle math:fontweight="bold">
                <math:mrow>
                  <math:mi>J</math:mi>
                </math:mrow>
              </math:mstyle>
            </math:mrow>
          </math:mstyle>
          <math:mi>q</math:mi>
          <math:mo math:stretchy="false">†</math:mo>
        </math:msubsup>
      </math:mover>
    </math:mrow>
    <math:annotation math:encoding="StarMath 5.0">left ( matrix{XX # XY ## YX # YY} right ) =  
left ( matrix{j_{xx(p)} # j_{xy(p)} ## j_{yx(p)} # j_{yy(p)} } right ) overbrace {size 24 bold J}_p  left ( matrix{I+Q # U- %i V ## U + %i V # I-Q} right ) overbrace size 24 bold B
left ( matrix{{bar j}_{xx(q)} # {bar j}_{yx(q)} ## {bar j}_{xy(q)} # {bar j}_{yy(l)} } right ) overbrace {size 24 bold J}^{%dagger}_q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i>p</math:mi>
            </math:msub>
          </math:mrow>
          <math:mi>B</math:mi>
          <math:msubsup>
            <math:mi>J</math:mi>
            <math:mi>q</math:mi>
            <math:mo math:stretchy="false">†</math:mo>
          </math:msub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p>
            <math:mrow>
              <math:mo math:stretchy="false"></math:mo>
              <math:mrow>
                <math:msub>
                  <math:mi>J</math:mi>
                  <math:mrow>
                    <math:mn>1,</math:mn>
                    <math:mi>q</math:mi>
                  </math:mrow>
                </math:msub>
                <math:msub>
                  <math:mi>J</math:mi>
                  <math:mrow>
                    <math:mn>2,</math:mn>
                    <math:mi>q</math:mi>
                  </math:mrow>
                </math:msub>
                <math:mn>...</math:mn>
                <math:msub>
                  <math:mi>J</math:mi>
                  <math:mrow>
                    <math:mi>n</math:mi>
                    <math:mi>,</math:mi>
                    <math:mi>q</math:mi>
                  </math:mrow>
                </math:msub>
              </math:mrow>
              <math:mo math:stretchy="false"></math:mo>
            </math:mrow>
            <math:mo math:stretchy="false">†</math:mo>
          </math:msup>
        </math:mrow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sub>
              <math:mi>J</math:mi>
              <math:mrow>
                <math:mn>1,</math:mn>
                <math:mi>p</math:mi>
              </math:mrow>
            </math:msub>
          </math:mrow>
          <math:msub>
            <math:mi>J</math:mi>
            <math:mrow>
              <math:mn>2,</math:mn>
              <math:mi>p</math:mi>
            </math:mrow>
          </math:msub>
          <math:mn>...</math:mn>
          <math:msub>
            <math:mi>J</math:mi>
            <math:mrow>
              <math:mi>n</math:mi>
              <math:mi>,</math:mi>
              <math:mi>p</math:mi>
            </math:mrow>
          </math:msub>
          <math:mi>B</math:mi>
          <math:msubsup>
            <math:mi>J</math:mi>
            <math:mrow>
              <math:mi>n</math:mi>
              <math:mi>,</math:mi>
              <math:mi>q</math:mi>
            </math:mrow>
            <math:mo math:stretchy="false">†</math:mo>
          </math:msubsup>
          <math:msubsup>
            <math:mi>J</math:mi>
            <math:mrow>
              <math:mrow>
                <math:mi>n</math:mi>
                <math:mo math:stretchy="false">−</math:mo>
                <math:mn>1,</math:mn>
              </math:mrow>
              <math:mi>q</math:mi>
            </math:mrow>
            <math:mo math:stretchy="false">†</math:mo>
          </math:msubsup>
          <math:mn>...</math:mn>
          <math:msubsup>
            <math:mi>J</math:mi>
            <math:mrow>
              <math:mn>1,</math:mn>
              <math:mi>q</math:mi>
            </math:mrow>
            <math:mo math:stretchy="false">†</math:mo>
          </math:msubsup>
        </math:mrow>
      </math:mtr>
    </math:mtable>
    <math:annotation math:encoding="StarMath 5.0">V_{pq} = J_p B J^{ %dagger }_q  newline
V_{pq} = J_{1,p}J_{2,p}...J_{n,p} B (J_{1,q}J_{2,q}...J_{n,q})^{%dagger} newline
V_{pq} = J_{1,p}J_{2,p}...J_{n,p} B J^{%dagger}_{n,q}J^{%dagger}_{n-1,q}...J^{%dagger}_{1,q}
 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/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</math:mrow>
      </math:mtr>
      <math:mtr/>
      <math:mtr>
        <math:mstyle math:fontsize="24pt">
          <math:mrow>
            <math:mrow>
              <math:msub>
                <math:mstyle math:fontweight="bold">
                  <math:mrow>
                    <math:mi>K</math:mi>
                  </math:mrow>
                </math:mstyle>
                <math:mi>p</math:mi>
              </math:msub>
              <math:mi/>
              <math:mtext>is a 'phase shift' term, and is a </math:mtext>
              <math:mstyle math:fontstyle="italic">
                <math:mrow>
                  <math:mtext>scalar</math:mtext>
                </math:mrow>
              </math:mstyle>
              <math:mtext> Jones matrix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p>
                            <math:mi>e</math:mi>
                            <math:mrow>
                              <math:mrow>
                                <math:mo math:stretchy="false">−</math:mo>
                                <math:mo math:stretchy="false">i</math:mo>
                              </math:mrow>
                              <math:msub>
                                <math:mo math:stretchy="false"></math:mo>
                                <math:mi>p</math:mi>
                              </math:msub>
                            </math:mrow>
                          </math:msup>
                          <math:mo math:stretchy="false">/</math:mo>
                          <math:mo math:stretchy="false">n</math:mo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p>
                            <math:mi>e</math:mi>
                            <math:mrow>
                              <math:mrow>
                                <math:mo math:stretchy="false">−</math:mo>
                                <math:mo math:stretchy="false">i</math:mo>
                              </math:mrow>
                              <math:msub>
                                <math:mo math:stretchy="false"></math:mo>
                                <math:mi>p</math:mi>
                              </math:msub>
                            </math:mrow>
                          </math:msup>
                          <math:mo math:stretchy="false">/</math:mo>
                          <math:mo math:stretchy="false">n</math:mo>
                        </math:mrow>
                      </math:mtd>
                    </math:mtr>
                  </math:mtable>
                </math:mfenced>
              </math:mrow>
              <math:mo math:stretchy="false">≡</math:mo>
              <math:mrow>
                <math:msup>
                  <math:mi>e</math:mi>
                  <math:mrow>
                    <math:mrow>
                      <math:mo math:stretchy="false">−</math:mo>
                      <math:mo math:stretchy="false">i</math:mo>
                    </math:mrow>
                    <math:msub>
                      <math:mo math:stretchy="false"></math:mo>
                      <math:mi>p</math:mi>
                    </math:msub>
                  </math:mrow>
                </math:msup>
                <math:mo math:stretchy="false">/</math:mo>
                <math:mo math:stretchy="false">n</math:mo>
              </math:mrow>
            </math:mrow>
          </math:mrow>
        </math:mstyle>
      </math:mtr>
      <math:mtr>
        <math:mrow>
          <math:mstyle math:fontsize="24pt">
            <math:mrow>
              <math:mrow>
                <math:mtext>'Antenna phase' </math:mtext>
                <math:msub>
                  <math:mo math:stretchy="false"></math:mo>
                  <math:mi>p</math:mi>
                </math:msub>
                <math:mtext> is a function of source direction </math:mtext>
                <math:mo math:stretchy="false">l</math:mo>
                <math:mi>,</math:mi>
                <math:mo math:stretchy="false">m</math:mo>
                <math:mi>,</math:mi>
                <math:mo math:stretchy="false">n</math:mo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tenna coordinates </math:mtext>
                <math:msub>
                  <math:mrow>
                    <math:mo math:stretchy="false"></math:mo>
                    <math:mrow>
                      <math:mi>u</math:mi>
                      <math:mi>,</math:mi>
                      <math:mi>v</math:mi>
                      <math:mi>,</math:mi>
                      <math:mi>w</math:mi>
                    </math:mrow>
                    <math:mo math:stretchy="false"></math:mo>
                  </math:mrow>
                  <math:mi>p</math:mi>
                </math:msub>
                <math:mi>,</math:mi>
                <math:mtext> and wavelength </math:mtext>
                <math:mo math:stretchy="false"></math:mo>
                <math:mi>:</math:mi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>p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</math:mrow>
                  <math:mo math:stretchy="false"></math:mo>
                </math:mfrac>
              </math:mrow>
              <math:mrow>
                <math:mo math:stretchy="false"></math:mo>
                <math:mrow>
                  <math:msub>
                    <math:mi>u</math:mi>
                    <math:mi>p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>p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>p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  <math:mtr>
        <math:mrow>
          <math:mstyle math:fontsize="20pt">
            <math:mrow>
              <math:mrow>
                <math:mo math:stretchy="false"></math:mo>
                <math:mrow>
                  <math:mrow>
                    <math:mo math:stretchy="false">n</math:mo>
                    <math:mo math:stretchy="false">=</math:mo>
                    <math:msqrt>
                      <math:mrow>
                        <math:mrow>
                          <math:mn>1</math:mn>
                          <math:mo math:stretchy="false">−</math:mo>
                          <math:msup>
                            <math:mo math:stretchy="false">l</math:mo>
                            <math:mn>2</math:mn>
                          </math:msup>
                        </math:mrow>
                        <math:mo math:stretchy="false">−</math:mo>
                        <math:msup>
                          <math:mo math:stretchy="false">m</math:mo>
                          <math:mn>2</math:mn>
                        </math:msup>
                      </math:mrow>
                    </math:msqrt>
                  </math:mrow>
                  <math:mtext>,  for "small" fields the </math:mtext>
                  <math:mo math:stretchy="false">n</math:mo>
                  <math:mtext> and </math:mtext>
                  <math:mo math:stretchy="false">w</math:mo>
                  <math:mtext> terms may be neglected</math:mtext>
                </math:mrow>
                <math:mo math:stretchy="false"></math:mo>
              </math:mrow>
            </math:mrow>
          </math:mstyle>
        </math:mrow>
      </math:mtr>
    </math:mtable>
    <math:annotation math:encoding="StarMath 5.0">{bold V}_pq = {bold K}_p {bold B} {bold K}^{ %dagger }_q newline newline
size 24 { {bold K}_p ~ "is a 'phase shift' term, and is a " ital "scalar" " Jones matrix:" } newline 
size 24 { {bold K}_p = left ( matrix{e^{-%i %phi_p}/%n # 0 ## 0 # e^{-%i %phi_p}/%n} right ) equiv e^{-%i %phi_p}/%n }newline
alignl size 24 { "'Antenna phase' " %phi_p " is a function of source direction " %l,%m,%n,} newline  
alignl size 24 { "antenna coordinates " (u,v,w)_p, " and wavelength " %lambda: } newline
size 24 { %phi_p = {{2%pi} over %lambda} (u_p %l + v_p %m + w_p (%n-1)) } newline
alignl size 20 { ( %n=sqrt {1-%l^2-%m^2} ",  for \"small\" fields the " %n " and " %w " terms may be neglected" ) }
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'Classic' (scalar) visibility of a source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sup>
            <math:mi>e</math:mi>
            <math:mrow>
              <math:mo math:stretchy="false">i</math:mo>
              <math:msub>
                <math:mo math:stretchy="false"></math:mo>
                <math:mi math:fontstyle="italic">pq</math:mi>
              </math:msub>
            </math:mrow>
          </math:msup>
        </math:mrow>
      </math:mtr>
      <math:mtr>
        <math:mstyle math:fontsize="24pt">
          <math:mrow>
            <math:mrow>
              <math:mtext>where </math:mtext>
              <math:msub>
                <math:mo math:stretchy="false"></math:mo>
                <math:mi math:fontstyle="italic">pq</math:mi>
              </math:msub>
              <math:mtext> is 'interferometer phase'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</math:mrow>
                  <math:mo math:stretchy="false"></math:mo>
                </math:mfrac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o math:stretchy="false">m</math:mo>
                </math:mrow>
                <math:mo math:stretchy="false"></math:mo>
              </math:mrow>
            </math:mrow>
          </math:mrow>
        </math:mstyle>
      </math:mtr>
      <math:mtr>
        <math:mstyle math:fontsize="24pt">
          <math:mrow>
            <math:mtext>And for wide-field observations:</math:mtext>
          </math:mrow>
        </math:mstyle>
      </math:mtr>
      <math:mtr>
        <math:mrow>
          <math:mrow>
            <math:msub>
              <math:mi>v</math:mi>
              <math:mi math:fontstyle="italic">pq</math:mi>
            </math:msub>
            <math:mo math:stretchy="false">=</math:mo>
            <math:mi>I</math:mi>
          </math:mrow>
          <math:mrow>
            <math:msup>
              <math:mi>e</math:mi>
              <math:mrow>
                <math:mo math:stretchy="false">i</math:mo>
                <math:msub>
                  <math:mo math:stretchy="false"></math:mo>
                  <math:mi math:fontstyle="italic">pq</math:mi>
                </math:msub>
              </math:mrow>
            </math:msup>
            <math:mo math:stretchy="false">/</math:mo>
            <math:mo math:stretchy="false">n</math:mo>
          </math:mrow>
        </math:mrow>
      </math:mtr>
      <math:mtr>
        <math:mstyle math:fontsize="24pt">
          <math:mrow>
            <math:mrow>
              <math:mrow>
                <math:msub>
                  <math:mo math:stretchy="false"></math:mo>
                  <math:mi math:fontstyle="italic">pq</math:mi>
                </math:msub>
                <math:mo math:stretchy="false">=</math:mo>
                <math:mfrac>
                  <math:mrow>
                    <math:mn>2</math:mn>
                    <math:mo math:stretchy="false"></math:mo>
                  </math:mrow>
                  <math:mo math:stretchy="false"></math:mo>
                </math:mfrac>
              </math:mrow>
              <math:mrow>
                <math:mo math:stretchy="false"></math:mo>
                <math:mrow>
                  <math:msub>
                    <math:mi>u</math:mi>
                    <math:mi math:fontstyle="italic">pq</math:mi>
                  </math:msub>
                  <math:mrow>
                    <math:mo math:stretchy="false">l</math:mo>
                    <math:mo math:stretchy="false"></math:mo>
                    <math:msub>
                      <math:mi>v</math:mi>
                      <math:mi math:fontstyle="italic">pq</math:mi>
                    </math:msub>
                  </math:mrow>
                  <math:mrow>
                    <math:mo math:stretchy="false">m</math:mo>
                    <math:mo math:stretchy="false"></math:mo>
                    <math:msub>
                      <math:mi>w</math:mi>
                      <math:mi math:fontstyle="italic">pq</math:mi>
                    </math:msub>
                  </math:mrow>
                  <math:mrow>
                    <math:mo math:stretchy="false"></math:mo>
                    <math:mrow>
                      <math:mo math:stretchy="false">n</math:mo>
                      <math:mo math:stretchy="false">−</math:mo>
                      <math:mn>1</math:mn>
                    </math:mrow>
                    <math:mo math:stretchy="false"></math:mo>
                  </math:mrow>
                </math:mrow>
                <math:mo math:stretchy="false"></math:mo>
              </math:mrow>
            </math:mrow>
          </math:mrow>
        </math:mstyle>
      </math:mtr>
    </math:mtable>
    <math:annotation math:encoding="StarMath 5.0">size 24 { "'Classic' (scalar) visibility of a source:"} newline
v_pq = I e^{ %i %phi_pq} newline 
size 24 { "where " %phi_{pq} " is 'interferometer phase':" } newline
size 24 { %phi_pq = {{2%pi}over %lambda} (u_pq %l + v_pq %m) } newline
size 24 { "And for wide-field observations:"} newline
v_pq = I e^{ %i %phi_pq}/%n newline 
size 24 { %phi_pq = {{2%pi} over %lambda} (u_pq %l + v_pq %m + w_pq (%n-1)) 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sub>
              <math:mi>u</math:mi>
              <math:mi math:fontstyle="italic">pq</math:mi>
            </math:msub>
            <math:mo math:stretchy="false">=</math:mo>
            <math:mrow>
              <math:msub>
                <math:mi>u</math:mi>
                <math:mi>q</math:mi>
              </math:msub>
              <math:mo math:stretchy="false">−</math:mo>
              <math:msub>
                <math:mi>u</math:mi>
                <math:mi>p</math:mi>
              </math:msub>
            </math:mrow>
          </math:mrow>
          <math:mi>,</math:mi>
          <math:mi/>
          <math:mrow>
            <math:msub>
              <math:mi>v</math:mi>
              <math:mi math:fontstyle="italic">pq</math:mi>
            </math:msub>
            <math:mo math:stretchy="false">=</math:mo>
            <math:mrow>
              <math:msub>
                <math:mi>v</math:mi>
                <math:mi>q</math:mi>
              </math:msub>
              <math:mo math:stretchy="false">−</math:mo>
              <math:msub>
                <math:mi>v</math:mi>
                <math:mi>p</math:mi>
              </math:msub>
            </math:mrow>
          </math:mrow>
          <math:mi>,</math:mi>
          <math:mi/>
          <math:mrow>
            <math:msub>
              <math:mi>w</math:mi>
              <math:mi math:fontstyle="italic">pq</math:mi>
            </math:msub>
            <math:mo math:stretchy="false">=</math:mo>
            <math:mrow>
              <math:msub>
                <math:mi>w</math:mi>
                <math:mi>q</math:mi>
              </math:msub>
              <math:mo math:stretchy="false">−</math:mo>
              <math:msub>
                <math:mi>w</math:mi>
                <math:mi>p</math:mi>
              </math:msub>
            </math:mrow>
          </math:mrow>
        </math:mrow>
      </math:mtr>
      <math:mtr>
        <math:mrow>
          <math:mo math:stretchy="false">⇒</math:mo>
          <math:mi/>
          <math:mrow>
            <math:msub>
              <math:mo math:stretchy="false"></math:mo>
              <math:mi math:fontstyle="italic">pq</math:mi>
            </math:msub>
            <math:mo math:stretchy="false">=</math:mo>
            <math:mrow>
              <math:msub>
                <math:mo math:stretchy="false"></math:mo>
                <math:mi>q</math:mi>
              </math:msub>
              <math:mo math:stretchy="false">−</math:mo>
              <math:msub>
                <math:mo math:stretchy="false"></math:mo>
                <math:mi>p</math:mi>
              </math:msub>
            </math:mrow>
          </math:mrow>
          <math:mstyle math:fontsize="24pt">
            <math:mrow>
              <math:mtext>,  and </math:mtext>
            </math:mrow>
          </math:mstyle>
          <math:mi/>
          <math:mrow>
            <math:msup>
              <math:mi>e</math:mi>
              <math:mrow>
                <math:mo math:stretchy="false">i</math:mo>
                <math:msub>
                  <math:mo math:stretchy="false"></math:mo>
                  <math:mi math:fontstyle="italic">pq</math:mi>
                </math:msub>
              </math:mrow>
            </math:msup>
            <math:mo math:stretchy="false">=</math:mo>
            <math:msup>
              <math:mi>e</math:mi>
              <math:mrow>
                <math:mo math:stretchy="false">i</math:mo>
                <math:msub>
                  <math:mo math:stretchy="false"></math:mo>
                  <math:mi>q</math:mi>
                </math:msub>
              </math:mrow>
            </math:msup>
          </math:mrow>
          <math:msup>
            <math:mi>e</math:mi>
            <math:mrow>
              <math:mrow>
                <math:mo math:stretchy="false">−</math:mo>
                <math:mo math:stretchy="false">i</math:mo>
              </math:mrow>
              <math:msub>
                <math:mo math:stretchy="false"></math:mo>
                <math:mi>p</math:mi>
              </math:msub>
            </math:mrow>
          </math:msup>
        </math:mrow>
      </math:mtr>
      <math:mtr>
        <math:mrow>
          <math:mo math:stretchy="false">⇒</math:mo>
          <math:mi/>
          <math:mrow>
            <math:msub>
              <math:mi>v</math:mi>
              <math:mi math:fontstyle="italic">pq</math:mi>
            </math:msub>
            <math:mo math:stretchy="false">=</math:mo>
            <math:msup>
              <math:mi>e</math:mi>
              <math:mrow>
                <math:mrow>
                  <math:mo math:stretchy="false">−</math:mo>
                  <math:mo math:stretchy="false">i</math:mo>
                </math:mrow>
                <math:msub>
                  <math:mo math:stretchy="false"></math:mo>
                  <math:mi>p</math:mi>
                </math:msub>
              </math:mrow>
            </math:msup>
          </math:mrow>
          <math:mi>I</math:mi>
          <math:msup>
            <math:mrow>
              <math:mo math:stretchy="false"></math:mo>
              <math:msup>
                <math:mi>e</math:mi>
                <math:mrow>
                  <math:mrow>
                    <math:mo math:stretchy="false">−</math:mo>
                    <math:mo math:stretchy="false">i</math:mo>
                  </math:mrow>
                  <math:msub>
                    <math:mo math:stretchy="false"></math:mo>
                    <math:mi>q</math:mi>
                  </math:msub>
                </math:mrow>
              </math:msup>
              <math:mo math:stretchy="false"></math:mo>
            </math:mrow>
            <math:mo math:stretchy="false">†</math:mo>
          </math:msup>
        </math:mrow>
      </math:mtr>
      <math:mtr/>
      <math:mtr>
        <math:mstyle math:fontsize="24pt">
          <math:mrow>
            <math:mtext>compare this to:</math:mtext>
          </math:mrow>
        </math:mstyle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,</math:mi>
        </math:mrow>
      </math:mtr>
      <math:mtr>
        <math:mstyle math:fontsize="24pt">
          <math:mrow>
            <math:mrow>
              <math:mtext>with </math:mtext>
              <math:mi/>
              <math:mrow>
                <math:mstyle math:fontweight="bold">
                  <math:mrow>
                    <math:mi>B</math:mi>
                  </math:mrow>
                </math:mstyle>
                <math:mo math:stretchy="false">=</math:mo>
                <math:mfenced math:open="" math:close="">
                  <math:mtable>
                    <math:mtr>
                      <math:mtd>
                        <math:mi>I</math:mi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i>I</math:mi>
                      </math:mtd>
                    </math:mtr>
                  </math:mtable>
                </math:mfenced>
              </math:mrow>
            </math:mrow>
          </math:mrow>
        </math:mstyle>
      </math:mtr>
    </math:mtable>
    <math:annotation math:encoding="StarMath 5.0">u_pq = u_q - u_p, ~ v_pq = v_q - v_p,~ w_pq = w_q - w_p newline
drarrow ~ %phi_pq = %phi_q - %phi_p size 24 ",  and " ~ e^{%i %phi_pq} = e^{%i%phi_q} e^{-%i%phi_p} newline
drarrow ~ v_pq = e^{-%i%phi_p}I(e^{-%i%phi_q})^%dagger newline newline
size 24 "compare this to:" newline
{bold V}_pq={bold K}_p bold B {bold K}^{%dagger}_q, newline
size 24 { "with " ~ bold B = left ( matrix{I # 0 ## 0 # I} right )}

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/>
</file>